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AA7000001E711852054.png" manifest:media-type="image/png"/>
  <manifest:file-entry manifest:full-path="Pictures/1000000000000128000000FF99C9E3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erif"/>
    <style:font-face style:name="Monospace" svg:font-family="Monospace" style:font-family-generic="roman"/>
    <style:font-face style:name="Verdana1" svg:font-family="Verdana" style:font-family-generic="swiss"/>
    <style:font-face style:name="Liberation Mono" svg:font-family="'Liberation Mono'" style:font-family-generic="modern" style:font-pitch="fixed"/>
    <style:font-face style:name="Sazanami Gothic" svg:font-family="'Sazanami 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9875in" fo:break-before="auto" fo:break-after="auto" table:align="left" fo:keep-with-next="auto" style:may-break-between-rows="true" style:writing-mode="lr-tb" table:border-model="collapsing"/>
    </style:style>
    <style:style style:name="Table1.A" style:family="table-column">
      <style:table-column-properties style:column-width="2.0208in"/>
    </style:style>
    <style:style style:name="Table1.B" style:family="table-column">
      <style:table-column-properties style:column-width="2.1618in"/>
    </style:style>
    <style:style style:name="Table1.C" style:family="table-column">
      <style:table-column-properties style:column-width="0.8049in"/>
    </style:style>
    <style:style style:name="Table1.1" style:family="table-row">
      <style:table-row-properties fo:keep-together="auto"/>
    </style:style>
    <style:style style:name="Table1.A1" style:family="table-cell">
      <style:table-cell-properties style:vertical-align="" fo:background-color="#3399ff"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3399ff" fo:padding="0.0382in" fo:border="0.05pt solid #000000" style:writing-mode="page">
        <style:background-image/>
      </style:table-cell-properties>
    </style:style>
    <style:style style:name="Table1.B2" style:family="table-cell">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 fo:background-color="#3399ff" fo:padding="0.0382in" fo:border-left="0.05pt solid #000000" fo:border-right="none" fo:border-top="none" fo:border-bottom="0.05pt solid #000000" style:writing-mode="page">
        <style:background-image/>
      </style:table-cell-properties>
    </style:style>
    <style:style style:name="P1" style:family="paragraph" style:parent-style-name="Header">
      <style:text-properties style:font-name="Arial"/>
    </style:style>
    <style:style style:name="P2" style:family="paragraph" style:parent-style-name="Header">
      <style:text-properties style:font-name="Calibri1"/>
    </style:style>
    <style:style style:name="P3" style:family="paragraph" style:parent-style-name="Header">
      <style:paragraph-properties fo:text-align="end" style:justify-single-word="false"/>
      <style:text-properties style:font-name="Calibri1" fo:font-size="28pt" fo:language="pt" fo:country="PT" fo:font-weight="bold" officeooo:rsid="00069a4e" officeooo:paragraph-rsid="00069a4e" style:font-size-asian="28pt" style:font-weight-asian="bold" style:font-size-complex="48pt" style:font-weight-complex="bold"/>
    </style:style>
    <style:style style:name="P4" style:family="paragraph" style:parent-style-name="Standard">
      <style:paragraph-properties fo:margin-top="0in" fo:margin-bottom="0in" loext:contextual-spacing="false" fo:line-height="100%" fo:text-align="start" style:justify-single-word="false"/>
      <style:text-properties fo:color="#000000" style:font-name="Monospace" fo:font-size="10pt" officeooo:rsid="00211658" officeooo:paragraph-rsid="00211658" style:font-size-asian="10pt"/>
    </style:style>
    <style:style style:name="P5" style:family="paragraph" style:parent-style-name="Standard">
      <style:paragraph-properties fo:margin-top="0in" fo:margin-bottom="0in" loext:contextual-spacing="false"/>
      <style:text-properties fo:color="#000000" style:font-name="Monospace" fo:font-size="10pt" officeooo:rsid="0024b595" officeooo:paragraph-rsid="0024b595" style:font-size-asian="10pt"/>
    </style:style>
    <style:style style:name="P6" style:family="paragraph" style:parent-style-name="Standard">
      <style:paragraph-properties fo:margin-top="0in" fo:margin-bottom="0in" loext:contextual-spacing="false"/>
      <style:text-properties fo:color="#000000" style:font-name="Monospace" fo:font-size="10pt" officeooo:rsid="002bee8f" officeooo:paragraph-rsid="002bee8f" style:font-size-asian="10pt"/>
    </style:style>
    <style:style style:name="P7" style:family="paragraph" style:parent-style-name="Standard">
      <style:paragraph-properties fo:margin-top="0in" fo:margin-bottom="0in" loext:contextual-spacing="false" fo:line-height="100%" fo:text-align="start" style:justify-single-word="false"/>
      <style:text-properties fo:color="#000000" style:font-name="Monospace" fo:font-size="10pt" officeooo:rsid="00297455" officeooo:paragraph-rsid="00297455" style:font-size-asian="10pt"/>
    </style:style>
    <style:style style:name="P8" style:family="paragraph" style:parent-style-name="Standard">
      <style:paragraph-properties fo:margin-top="0in" fo:margin-bottom="0in" loext:contextual-spacing="false" fo:line-height="100%" fo:text-align="start" style:justify-single-word="false"/>
      <style:text-properties fo:color="#000000" style:font-name="Monospace" fo:font-size="10pt" style:text-underline-style="none" officeooo:rsid="00211658" officeooo:paragraph-rsid="00211658" style:font-size-asian="10pt"/>
    </style:style>
    <style:style style:name="P9" style:family="paragraph" style:parent-style-name="Standard">
      <style:paragraph-properties fo:margin-top="0in" fo:margin-bottom="0in" loext:contextual-spacing="false" fo:line-height="100%" fo:text-align="start" style:justify-single-word="false"/>
      <style:text-properties fo:color="#000000" style:font-name="Monospace" fo:font-size="10pt" style:text-underline-style="solid" style:text-underline-width="auto" style:text-underline-color="font-color" officeooo:rsid="0024b595" officeooo:paragraph-rsid="0024b595" style:font-size-asian="10pt"/>
    </style:style>
    <style:style style:name="P10" style:family="paragraph" style:parent-style-name="Standard">
      <style:paragraph-properties fo:margin-top="0in" fo:margin-bottom="0in" loext:contextual-spacing="false" fo:line-height="100%" fo:text-align="start" style:justify-single-word="false"/>
      <style:text-properties fo:color="#000000" style:font-name="Monospace" fo:font-size="10pt" style:text-underline-style="solid" style:text-underline-width="auto" style:text-underline-color="font-color" officeooo:rsid="00287364" officeooo:paragraph-rsid="00287364" style:font-size-asian="10pt"/>
    </style:style>
    <style:style style:name="P11" style:family="paragraph" style:parent-style-name="Footer">
      <style:paragraph-properties fo:text-align="center" style:justify-single-word="false"/>
    </style:style>
    <style:style style:name="P12" style:family="paragraph" style:parent-style-name="Text_20_body">
      <style:text-properties fo:language="pt" fo:country="PT"/>
    </style:style>
    <style:style style:name="P13" style:family="paragraph" style:parent-style-name="Text_20_body">
      <style:text-properties fo:language="pt" fo:country="PT" officeooo:paragraph-rsid="00035bf3"/>
    </style:style>
    <style:style style:name="P14" style:family="paragraph" style:parent-style-name="Text_20_body">
      <style:text-properties fo:language="pt" fo:country="PT" officeooo:paragraph-rsid="0005d43a"/>
    </style:style>
    <style:style style:name="P15" style:family="paragraph" style:parent-style-name="Text_20_body">
      <style:text-properties fo:language="pt" fo:country="PT" officeooo:rsid="00011679"/>
    </style:style>
    <style:style style:name="P16" style:family="paragraph" style:parent-style-name="Text_20_body">
      <style:text-properties fo:language="pt" fo:country="PT" officeooo:rsid="00011679" officeooo:paragraph-rsid="00191d61"/>
    </style:style>
    <style:style style:name="P17" style:family="paragraph" style:parent-style-name="Text_20_body">
      <style:text-properties fo:language="pt" fo:country="PT" officeooo:rsid="00030f93"/>
    </style:style>
    <style:style style:name="P18" style:family="paragraph" style:parent-style-name="Text_20_body">
      <style:text-properties fo:language="pt" fo:country="PT" officeooo:rsid="00030f93" officeooo:paragraph-rsid="0010bdce"/>
    </style:style>
    <style:style style:name="P19" style:family="paragraph" style:parent-style-name="Text_20_body">
      <style:text-properties fo:language="pt" fo:country="PT" officeooo:rsid="00035bf3" officeooo:paragraph-rsid="00035bf3"/>
    </style:style>
    <style:style style:name="P20" style:family="paragraph" style:parent-style-name="Text_20_body">
      <style:paragraph-properties fo:text-align="start" style:justify-single-word="false"/>
      <style:text-properties fo:language="pt" fo:country="PT" fo:font-weight="normal" officeooo:rsid="00090cae" officeooo:paragraph-rsid="0028ea46" style:font-weight-asian="normal" style:font-weight-complex="normal"/>
    </style:style>
    <style:style style:name="P21" style:family="paragraph" style:parent-style-name="Text_20_body">
      <style:paragraph-properties fo:text-align="start" style:justify-single-word="false"/>
      <style:text-properties fo:language="pt" fo:country="PT" fo:font-weight="normal" officeooo:rsid="00090cae" officeooo:paragraph-rsid="00297455" style:font-weight-asian="normal" style:font-weight-complex="normal"/>
    </style:style>
    <style:style style:name="P22" style:family="paragraph" style:parent-style-name="Text_20_body">
      <style:paragraph-properties fo:text-align="start" style:justify-single-word="false"/>
      <style:text-properties fo:language="pt" fo:country="PT" fo:font-weight="normal" officeooo:rsid="00090cae" officeooo:paragraph-rsid="0029f65b" style:font-weight-asian="normal" style:font-weight-complex="normal"/>
    </style:style>
    <style:style style:name="P23" style:family="paragraph" style:parent-style-name="Text_20_body">
      <style:paragraph-properties fo:text-align="start" style:justify-single-word="false"/>
      <style:text-properties fo:language="pt" fo:country="PT" fo:font-weight="normal" officeooo:rsid="000a7964" officeooo:paragraph-rsid="000a7964" style:font-weight-asian="normal" style:font-weight-complex="normal"/>
    </style:style>
    <style:style style:name="P24" style:family="paragraph" style:parent-style-name="Text_20_body">
      <style:paragraph-properties fo:text-align="start" style:justify-single-word="false"/>
      <style:text-properties fo:language="pt" fo:country="PT" fo:font-weight="normal" officeooo:rsid="000a7964" officeooo:paragraph-rsid="0028ea46" style:font-weight-asian="normal" style:font-weight-complex="normal"/>
    </style:style>
    <style:style style:name="P25" style:family="paragraph" style:parent-style-name="Text_20_body">
      <style:text-properties fo:language="pt" fo:country="PT" fo:font-weight="normal" officeooo:rsid="0006d35f" officeooo:paragraph-rsid="0024b595" style:font-weight-asian="normal" style:font-weight-complex="normal"/>
    </style:style>
    <style:style style:name="P26" style:family="paragraph" style:parent-style-name="Text_20_body">
      <style:text-properties fo:language="pt" fo:country="PT" fo:font-weight="normal" officeooo:rsid="0006d35f" officeooo:paragraph-rsid="0026918b" style:font-weight-asian="normal" style:font-weight-complex="normal"/>
    </style:style>
    <style:style style:name="P27" style:family="paragraph" style:parent-style-name="Text_20_body">
      <style:text-properties fo:language="pt" fo:country="PT" fo:font-weight="normal" officeooo:rsid="00241d97" officeooo:paragraph-rsid="0005d43a" style:font-weight-asian="normal" style:font-weight-complex="normal"/>
    </style:style>
    <style:style style:name="P28" style:family="paragraph" style:parent-style-name="Text_20_body">
      <style:paragraph-properties fo:text-align="start" style:justify-single-word="false"/>
      <style:text-properties fo:language="pt" fo:country="PT" officeooo:rsid="000fffcb" officeooo:paragraph-rsid="000fffcb"/>
    </style:style>
    <style:style style:name="P29" style:family="paragraph" style:parent-style-name="Text_20_body">
      <style:text-properties fo:language="pt" fo:country="PT" officeooo:rsid="001d38e1" officeooo:paragraph-rsid="0010bdce"/>
    </style:style>
    <style:style style:name="P30" style:family="paragraph" style:parent-style-name="Text_20_body">
      <style:paragraph-properties fo:text-align="start" style:justify-single-word="false"/>
      <style:text-properties fo:language="pt" fo:country="PT" officeooo:paragraph-rsid="00297455"/>
    </style:style>
    <style:style style:name="P31" style:family="paragraph" style:parent-style-name="Text_20_body">
      <style:text-properties style:font-name="Verdana1" fo:language="pt" fo:country="PT" officeooo:paragraph-rsid="0024b595"/>
    </style:style>
    <style:style style:name="P32" style:family="paragraph" style:parent-style-name="Text_20_body">
      <style:text-properties officeooo:paragraph-rsid="0027a7c6"/>
    </style:style>
    <style:style style:name="P33" style:family="paragraph" style:parent-style-name="Text_20_body">
      <style:text-properties fo:color="#000000" fo:language="pt" fo:country="PT" officeooo:rsid="001e3c7e" style:font-name-complex="Arial2"/>
    </style:style>
    <style:style style:name="P34" style:family="paragraph" style:parent-style-name="Heading_20_1">
      <style:paragraph-properties fo:text-align="start" style:justify-single-word="false"/>
      <style:text-properties fo:language="pt" fo:country="PT" officeooo:rsid="000e111b" officeooo:paragraph-rsid="000e111b"/>
    </style:style>
    <style:style style:name="P35" style:family="paragraph" style:parent-style-name="Heading_20_1">
      <style:paragraph-properties fo:text-align="start" style:justify-single-word="false"/>
      <style:text-properties fo:language="pt" fo:country="PT" officeooo:rsid="001e3c7e" officeooo:paragraph-rsid="001e3c7e"/>
    </style:style>
    <style:style style:name="P36" style:family="paragraph" style:parent-style-name="Heading_20_1">
      <style:paragraph-properties fo:text-align="start" style:justify-single-word="false"/>
      <style:text-properties style:font-name="Calibri1" fo:language="pt" fo:country="PT" officeooo:rsid="00030f93" officeooo:paragraph-rsid="0010bdce"/>
    </style:style>
    <style:style style:name="P3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4027c" officeooo:paragraph-rsid="0014027c"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ddc26" officeooo:paragraph-rsid="002ddc2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1b86b7" officeooo:paragraph-rsid="001b86b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master-page-name="Standard">
      <style:paragraph-properties fo:margin-top="0in" fo:margin-bottom="0in" loext:contextual-spacing="false" fo:line-height="100%" fo:text-align="start" style:justify-single-word="false" style:page-number="auto"/>
      <style:text-properties fo:color="#000000" style:font-name="Monospace" fo:font-size="10pt" officeooo:rsid="00211658" officeooo:paragraph-rsid="00211658" style:font-size-asian="10pt"/>
    </style:style>
    <style:style style:name="P44" style:family="paragraph" style:parent-style-name="Standard" style:master-page-name="Standard">
      <style:paragraph-properties fo:margin-top="0in" fo:margin-bottom="0in" loext:contextual-spacing="false" style:page-number="auto"/>
      <style:text-properties fo:color="#000000" style:font-name="Monospace" fo:font-size="10pt" officeooo:rsid="0024b595" officeooo:paragraph-rsid="0024b595" style:font-size-asian="10pt"/>
    </style:style>
    <style:style style:name="P45" style:family="paragraph" style:parent-style-name="Standard" style:master-page-name="Standard">
      <style:paragraph-properties fo:margin-top="0in" fo:margin-bottom="0in" loext:contextual-spacing="false" style:page-number="auto"/>
      <style:text-properties fo:color="#000000" style:font-name="Monospace" fo:font-size="10pt" officeooo:rsid="002bee8f" officeooo:paragraph-rsid="002bee8f" style:font-size-asian="10pt"/>
    </style:style>
    <style:style style:name="P46" style:family="paragraph" style:parent-style-name="Standard" style:master-page-name="Standard">
      <style:paragraph-properties fo:margin-top="0in" fo:margin-bottom="0in" loext:contextual-spacing="false" fo:line-height="100%" fo:text-align="start" style:justify-single-word="false" style:page-number="auto"/>
      <style:text-properties fo:color="#000000" style:font-name="Monospace" fo:font-size="10pt" officeooo:rsid="00297455" officeooo:paragraph-rsid="00297455" style:font-size-asian="10pt"/>
    </style:style>
    <style:style style:name="P47" style:family="paragraph" style:parent-style-name="Standard" style:master-page-name="Standard">
      <style:paragraph-properties fo:margin-top="0in" fo:margin-bottom="0in" loext:contextual-spacing="false" fo:line-height="100%" fo:text-align="start" style:justify-single-word="false" style:page-number="auto"/>
      <style:text-properties fo:color="#000000" style:font-name="Monospace" fo:font-size="10pt" style:text-underline-style="none" officeooo:rsid="00211658" officeooo:paragraph-rsid="00211658" style:font-size-asian="10pt"/>
    </style:style>
    <style:style style:name="P48" style:family="paragraph" style:parent-style-name="Standard" style:master-page-name="Standard">
      <style:paragraph-properties fo:margin-top="0in" fo:margin-bottom="0in" loext:contextual-spacing="false" fo:line-height="100%" fo:text-align="start" style:justify-single-word="false" style:page-number="auto"/>
      <style:text-properties fo:color="#000000" style:font-name="Monospace" fo:font-size="10pt" style:text-underline-style="solid" style:text-underline-width="auto" style:text-underline-color="font-color" officeooo:rsid="0024b595" officeooo:paragraph-rsid="0024b595" style:font-size-asian="10pt"/>
    </style:style>
    <style:style style:name="P49" style:family="paragraph" style:parent-style-name="Standard" style:master-page-name="Standard">
      <style:paragraph-properties fo:margin-top="0in" fo:margin-bottom="0in" loext:contextual-spacing="false" fo:line-height="100%" fo:text-align="start" style:justify-single-word="false" style:page-number="auto"/>
      <style:text-properties fo:color="#000000" style:font-name="Monospace" fo:font-size="10pt" style:text-underline-style="solid" style:text-underline-width="auto" style:text-underline-color="font-color" officeooo:rsid="00287364" officeooo:paragraph-rsid="00287364" style:font-size-asian="10pt"/>
    </style:style>
    <style:style style:name="P50" style:family="paragraph" style:parent-style-name="Text_20_body" style:list-style-name="L1">
      <style:text-properties style:font-name="Verdana1" fo:language="pt" fo:country="PT" officeooo:rsid="0024b595" officeooo:paragraph-rsid="0024b595"/>
    </style:style>
    <style:style style:name="P51" style:family="paragraph" style:parent-style-name="Text_20_body" style:list-style-name="L1">
      <style:text-properties style:font-name="Verdana1" fo:language="pt" fo:country="PT" fo:font-weight="normal" officeooo:rsid="0026918b" officeooo:paragraph-rsid="0026918b" style:font-weight-asian="normal" style:font-weight-complex="normal"/>
    </style:style>
    <style:style style:name="P52" style:family="paragraph" style:parent-style-name="Text_20_body" style:list-style-name="L1">
      <style:text-properties style:font-name="Verdana1" fo:language="pt" fo:country="PT" officeooo:rsid="0026918b" officeooo:paragraph-rsid="0026918b"/>
    </style:style>
    <style:style style:name="P53" style:family="paragraph" style:parent-style-name="Heading_20_1">
      <style:paragraph-properties fo:margin-top="0in" fo:margin-bottom="0in" loext:contextual-spacing="false" fo:text-align="end" style:justify-single-word="false"/>
      <style:text-properties style:font-name="Calibri1" fo:font-size="22pt" fo:language="pt" fo:country="PT" officeooo:rsid="00069a4e" officeooo:paragraph-rsid="00069a4e" style:font-size-asian="22pt"/>
    </style:style>
    <style:style style:name="P54" style:family="paragraph" style:parent-style-name="Heading_20_1" style:master-page-name="Standard">
      <style:paragraph-properties fo:text-align="start" style:justify-single-word="false" style:page-number="auto"/>
      <style:text-properties style:font-name="Calibri1" fo:language="pt" fo:country="PT" officeooo:rsid="00011679" officeooo:paragraph-rsid="00011679"/>
    </style:style>
    <style:style style:name="P55" style:family="paragraph" style:parent-style-name="Heading_20_2">
      <style:text-properties officeooo:rsid="001e3c7e" officeooo:paragraph-rsid="001e3c7e"/>
    </style:style>
    <style:style style:name="P56" style:family="paragraph" style:parent-style-name="Heading_20_2">
      <style:text-properties fo:language="pt" fo:country="PT"/>
    </style:style>
    <style:style style:name="P57" style:family="paragraph" style:parent-style-name="Heading_20_2">
      <style:text-properties fo:language="pt" fo:country="PT" officeooo:rsid="00043dbf" officeooo:paragraph-rsid="00043dbf"/>
    </style:style>
    <style:style style:name="P58" style:family="paragraph" style:parent-style-name="Heading_20_2">
      <style:text-properties fo:language="pt" fo:country="PT" fo:font-weight="bold" officeooo:rsid="00241d97" officeooo:paragraph-rsid="00241d97" style:font-weight-asian="bold" style:font-weight-complex="bold"/>
    </style:style>
    <style:style style:name="P59" style:family="paragraph" style:parent-style-name="Heading_20_2">
      <style:text-properties fo:language="pt" fo:country="PT" officeooo:rsid="0028ea46" officeooo:paragraph-rsid="0028ea46"/>
    </style:style>
    <style:style style:name="P60" style:family="paragraph" style:parent-style-name="Heading_20_2">
      <style:text-properties fo:font-weight="bold" officeooo:rsid="0026918b" style:font-weight-asian="bold" style:font-weight-complex="bold"/>
    </style:style>
    <style:style style:name="P61" style:family="paragraph" style:parent-style-name="Heading_20_2">
      <style:text-properties officeooo:paragraph-rsid="00278cc6"/>
    </style:style>
    <style:style style:name="P62"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ddc26"/>
    </style:style>
    <style:style style:name="T2" style:family="text">
      <style:text-properties style:font-name="Calibri1"/>
    </style:style>
    <style:style style:name="T3" style:family="text">
      <style:text-properties fo:color="#000000"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35bf3" style:font-weight-asian="bold" style:font-weight-complex="bold"/>
    </style:style>
    <style:style style:name="T6" style:family="text">
      <style:text-properties fo:font-weight="bold" officeooo:rsid="0005d43a" style:font-weight-asian="bold" style:font-weight-complex="bold"/>
    </style:style>
    <style:style style:name="T7" style:family="text">
      <style:text-properties fo:font-weight="bold" officeooo:rsid="00131f16" style:font-weight-asian="bold" style:font-weight-complex="bold"/>
    </style:style>
    <style:style style:name="T8" style:family="text">
      <style:text-properties fo:font-weight="bold" officeooo:rsid="001f781e" style:font-weight-asian="bold" style:font-weight-complex="bold"/>
    </style:style>
    <style:style style:name="T9" style:family="text">
      <style:text-properties fo:font-weight="bold" officeooo:rsid="001fc4b5" style:font-weight-asian="bold" style:font-weight-complex="bold"/>
    </style:style>
    <style:style style:name="T10" style:family="text">
      <style:text-properties fo:font-weight="bold" officeooo:rsid="00241d97" style:font-weight-asian="bold" style:font-weight-complex="bold"/>
    </style:style>
    <style:style style:name="T11" style:family="text">
      <style:text-properties fo:font-weight="bold" officeooo:rsid="0026918b" style:font-weight-asian="bold" style:font-weight-complex="bold"/>
    </style:style>
    <style:style style:name="T12" style:family="text">
      <style:text-properties fo:font-weight="bold" officeooo:rsid="0028ea46" style:font-weight-asian="bold" style:font-weight-complex="bold"/>
    </style:style>
    <style:style style:name="T13" style:family="text">
      <style:text-properties fo:font-weight="bold" officeooo:rsid="000fffcb" style:font-weight-asian="bold" style:font-weight-complex="bold"/>
    </style:style>
    <style:style style:name="T14" style:family="text">
      <style:text-properties officeooo:rsid="00035bf3"/>
    </style:style>
    <style:style style:name="T15" style:family="text">
      <style:text-properties officeooo:rsid="00043dbf"/>
    </style:style>
    <style:style style:name="T16" style:family="text">
      <style:text-properties fo:font-weight="normal" officeooo:rsid="00043dbf" style:font-weight-asian="normal" style:font-weight-complex="normal"/>
    </style:style>
    <style:style style:name="T17" style:family="text">
      <style:text-properties fo:font-weight="normal" officeooo:rsid="0005d43a" style:font-weight-asian="normal" style:font-weight-complex="normal"/>
    </style:style>
    <style:style style:name="T18" style:family="text">
      <style:text-properties fo:font-weight="normal" officeooo:rsid="00064125" style:font-weight-asian="normal" style:font-weight-complex="normal"/>
    </style:style>
    <style:style style:name="T19" style:family="text">
      <style:text-properties fo:font-weight="normal" officeooo:rsid="0006d35f" style:font-weight-asian="normal" style:font-weight-complex="normal"/>
    </style:style>
    <style:style style:name="T20" style:family="text">
      <style:text-properties fo:font-weight="normal" officeooo:rsid="000fffcb" style:font-weight-asian="normal" style:font-weight-complex="normal"/>
    </style:style>
    <style:style style:name="T21" style:family="text">
      <style:text-properties fo:font-weight="normal" officeooo:rsid="00211658" style:font-weight-asian="normal" style:font-weight-complex="normal"/>
    </style:style>
    <style:style style:name="T22" style:family="text">
      <style:text-properties fo:font-weight="normal" officeooo:rsid="00241d97" style:font-weight-asian="normal" style:font-weight-complex="normal"/>
    </style:style>
    <style:style style:name="T23" style:family="text">
      <style:text-properties fo:font-weight="normal" officeooo:rsid="0024b595" style:font-weight-asian="normal" style:font-weight-complex="normal"/>
    </style:style>
    <style:style style:name="T24" style:family="text">
      <style:text-properties fo:font-weight="normal" officeooo:rsid="0027a7c6" style:font-weight-asian="normal" style:font-weight-complex="normal"/>
    </style:style>
    <style:style style:name="T25" style:family="text">
      <style:text-properties fo:font-weight="normal" officeooo:rsid="00287364" style:font-weight-asian="normal" style:font-weight-complex="normal"/>
    </style:style>
    <style:style style:name="T26" style:family="text">
      <style:text-properties fo:font-style="italic" fo:font-weight="normal" officeooo:rsid="0005d43a" style:font-style-asian="italic" style:font-weight-asian="normal" style:font-style-complex="italic" style:font-weight-complex="normal"/>
    </style:style>
    <style:style style:name="T27" style:family="text">
      <style:text-properties officeooo:rsid="0006d35f"/>
    </style:style>
    <style:style style:name="T28" style:family="text">
      <style:text-properties officeooo:rsid="0005d43a"/>
    </style:style>
    <style:style style:name="T29" style:family="text">
      <style:text-properties officeooo:rsid="000fffcb"/>
    </style:style>
    <style:style style:name="T30" style:family="text">
      <style:text-properties officeooo:rsid="0012c803"/>
    </style:style>
    <style:style style:name="T31" style:family="text">
      <style:text-properties officeooo:rsid="00131f16"/>
    </style:style>
    <style:style style:name="T32" style:family="text">
      <style:text-properties officeooo:rsid="0014027c"/>
    </style:style>
    <style:style style:name="T33" style:family="text">
      <style:text-properties officeooo:rsid="00191d61"/>
    </style:style>
    <style:style style:name="T34" style:family="text">
      <style:text-properties officeooo:rsid="001ab9d6"/>
    </style:style>
    <style:style style:name="T35" style:family="text">
      <style:text-properties officeooo:rsid="001d38e1"/>
    </style:style>
    <style:style style:name="T36" style:family="text">
      <style:text-properties fo:language="pt" fo:country="PT"/>
    </style:style>
    <style:style style:name="T37" style:family="text">
      <style:text-properties fo:language="pt" fo:country="PT" officeooo:rsid="00278cc6"/>
    </style:style>
    <style:style style:name="T38" style:family="text">
      <style:text-properties officeooo:rsid="001eb9e9"/>
    </style:style>
    <style:style style:name="T39" style:family="text">
      <style:text-properties officeooo:rsid="001f57cb"/>
    </style:style>
    <style:style style:name="T40" style:family="text">
      <style:text-properties officeooo:rsid="0023018c"/>
    </style:style>
    <style:style style:name="T41" style:family="text">
      <style:text-properties officeooo:rsid="0024b595"/>
    </style:style>
    <style:style style:name="T42" style:family="text">
      <style:text-properties officeooo:rsid="00278cc6"/>
    </style:style>
    <style:style style:name="T43" style:family="text">
      <style:text-properties style:font-name="Verdana1" fo:language="pt" fo:country="PT" fo:font-weight="normal" officeooo:rsid="0005d43a" style:font-weight-asian="normal" style:font-weight-complex="normal"/>
    </style:style>
    <style:style style:name="T44" style:family="text">
      <style:text-properties style:font-name="Verdana1" fo:language="pt" fo:country="PT" fo:font-weight="normal" officeooo:rsid="00241d97" style:font-weight-asian="normal" style:font-weight-complex="normal"/>
    </style:style>
    <style:style style:name="T45" style:family="text">
      <style:text-properties style:font-name="Verdana1" fo:language="pt" fo:country="PT" fo:font-weight="normal" officeooo:rsid="0027a7c6" style:font-weight-asian="normal" style:font-weight-complex="normal"/>
    </style:style>
    <style:style style:name="T46" style:family="text">
      <style:text-properties officeooo:rsid="0028ea46"/>
    </style:style>
    <style:style style:name="T47" style:family="text">
      <style:text-properties officeooo:rsid="002f3501"/>
    </style:style>
    <style:style style:name="fr1" style:family="graphic" style:parent-style-name="Frame">
      <style:graphic-properties style:run-through="foreground" style:wrap="none" style:vertical-pos="from-top" style:vertical-rel="paragraph" style:horizontal-pos="center" style:horizontal-rel="paragraph" draw:fill="none" draw:fill-color="#ffffff" style:shadow="none" draw:shadow-opacity="100%" loext:rel-width-rel="paragraph">
        <style:columns fo:column-count="1" fo:column-gap="0in"/>
      </style:graphic-properties>
    </style:style>
    <style:style style:name="fr2" style:family="graphic" style:parent-style-name="Frame">
      <style:graphic-properties style:run-through="foreground" style:wrap="none" style:vertical-pos="from-top" style:vertical-rel="paragraph" style:horizontal-pos="center" style:horizontal-rel="paragraph" loext:rel-width-rel="paragraph" loext:rel-height-rel="paragraph"/>
    </style:style>
    <style:style style:name="fr3" style:family="graphic" style:parent-style-name="Frame">
      <style:graphic-properties style:run-through="foreground" style:wrap="none" style:vertical-pos="from-top" style:vertical-rel="paragraph" style:horizontal-pos="center" style:horizontal-rel="paragraph" loext:rel-width-rel="paragraph"/>
    </style:style>
    <style:style style:name="fr4"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Aplicação</text:h>
      <text:p text:style-name="P15"><text:span text:style-name="T32">Ao longo d</text:span>este dia vão desenvolver uma aplicação <text:span text:style-name="T32">android. Esta aplicação vai combinar dois componentes distintos: mensagens instantâneas e <text:s/>localização.</text:span></text:p>
      <text:p text:style-name="P16">O <text:span text:style-name="T34">primeiro</text:span> componente irá ser um sistema de mensagens estilo conferência em que cada grupo pode comunicar com todos os restantes. As mensagens de cada grupo são guardadas numa base de dados remota. <text:span text:style-name="T34">A</text:span> aplicação <text:span text:style-name="T34">sincroniza periodicamente com o servidor remoto.</text:span></text:p>
      <text:p text:style-name="P15">O <text:span text:style-name="T33">segundo componente mostra </text:span>a vossa <text:span text:style-name="T35">localização</text:span> e a dos vossos colegas no Google Maps. Este componente vai triangular a vossa posição utilizando pontos de acesso do operador de telecomunicações, pontos de acesso WiFi da UA, e caso estejam no exterior, o sistema GPS. As posições de cada grupo são guardadas numa base de dados remota. Periodicamente a aplicação contacta a base de dados e desenha a última posição conhecida de cada um dos grupos registados no sistema.</text:p>
      <text:p text:style-name="P29">Podem desenvolver a aplicação nos telemóveis fornecidos ou nos vossos próprios telefones android.</text:p>
      <text:h text:style-name="P34" text:outline-level="1">Dados <text:span text:style-name="T32">de acesso</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
          </table:table-cell>
          <table:table-cell table:style-name="Table1.A1" office:value-type="string">
            <text:p text:style-name="P38">User</text:p>
          </table:table-cell>
          <table:table-cell table:style-name="Table1.C1" office:value-type="string">
            <text:p text:style-name="P37">Password</text:p>
          </table:table-cell>
        </table:table-row>
        <table:table-row table:style-name="Table1.1">
          <table:table-cell table:style-name="Table1.A1" office:value-type="string">
            <text:p text:style-name="P37"><text:span text:style-name="T32">C</text:span>omputador</text:p>
          </table:table-cell>
          <table:table-cell table:style-name="Table1.B2" office:value-type="string">
            <text:p text:style-name="P39">labredes</text:p>
          </table:table-cell>
          <table:table-cell table:style-name="Table1.C2" office:value-type="string">
            <text:p text:style-name="P39">labcom</text:p>
          </table:table-cell>
        </table:table-row>
        <table:table-row table:style-name="Table1.1">
          <table:table-cell table:style-name="Table1.A3" office:value-type="string">
            <text:p text:style-name="P37"><text:span text:style-name="T32">M</text:span>áquina virtual</text:p>
          </table:table-cell>
          <table:table-cell table:style-name="Table1.B2" office:value-type="string">
            <text:p text:style-name="P40">User</text:p>
          </table:table-cell>
          <table:table-cell table:style-name="Table1.C2" office:value-type="string">
            <text:p text:style-name="P40">user</text:p>
          </table:table-cell>
        </table:table-row>
        <table:table-row table:style-name="Table1.1">
          <table:table-cell table:style-name="Table1.A3" office:value-type="string">
            <text:p text:style-name="P38">Wireless</text:p>
          </table:table-cell>
          <table:table-cell table:style-name="Table1.B2" office:value-type="string">
            <text:p text:style-name="P42">rdivertidas@visit.uaveiro.eu</text:p>
          </table:table-cell>
          <table:table-cell table:style-name="Table1.C2" office:value-type="string">
            <text:p text:style-name="P41">P*b9h1+</text:p>
          </table:table-cell>
        </table:table-row>
      </table:table>
      <text:h text:style-name="P36" text:outline-level="1">Objetivos</text:h>
      <text:p text:style-name="P18">Não se espera que vocês sejam capazes de programar sozinhos depois desta atividade!</text:p>
      <text:p text:style-name="P17"><text:soft-page-break/>Espera-se no entanto que compreendam a complexidade de desenvolver aplicações e que sejam capazes de identificar os passos necessários para desenvolver uma aplicação. </text:p>
      <text:p text:style-name="P33">Todas as tarefas começam com uma aplicação parcialmente desenvolvida. Só precisam de completar a aplicação. O guião contem um conjunto de dicas e podem pedir ajuda aos monitores.</text:p>
      <text:h text:style-name="P35" text:outline-level="1">Tarefas</text:h>
      <text:h text:style-name="P55" text:outline-level="2">Tarefa 01 – <text:span text:style-name="T36">IM por cliente Web</text:span></text:h>
      <text:p text:style-name="Text_20_body">Abram um <text:span text:style-name="T4">browser</text:span> (<text:span text:style-name="T38">os computadores possuem o firefox e o chromium</text:span>). <text:span text:style-name="T38">Acedam ao seguinte endereço: http://funnet.aws.atnog.av.it.pt:8080/imweb/</text:span></text:p>
      <text:p text:style-name="P13"><text:span text:style-name="T14">Está pagina é um cliente de mensagens instantâneas. Coloquem o nome do grupo na primeira janela de texto e troquem mensagens com os vossos colegas. Em todas as aplicações que desenvolverem hoje vai ser necessário colocar um </text:span><text:span text:style-name="T5">nome de grupo</text:span><text:span text:style-name="T14">. Os serviços que dão suporte as vossas aplicações utilizam os nomes de grupo para vos diferenciar.</text:span></text:p>
      <text:p text:style-name="P19">Os clientes que vão desenvolver vão utilizar o mesmo serviço. Isto quer dizer que as mensagens escritas em qualquer um dos clientes poderá ser acedida por qualquer outro <text:span text:style-name="T39">cliente</text:span>.</text:p>
      <text:h text:style-name="P57" text:outline-level="2"><text:span text:style-name="T39">Tarefa 02 – IM por c</text:span>liente Java</text:h>
      <text:p text:style-name="P14"><text:span text:style-name="T15">Abram o </text:span><text:span text:style-name="T8">Intellij Idea</text:span><text:span text:style-name="T16"> e procurem o projeto </text:span><text:span text:style-name="T9">tarefa02</text:span><text:span text:style-name="T17">. Editem o ficheiro de código (</text:span><text:span text:style-name="T21">Tarefa02</text:span><text:span text:style-name="T26">.java</text:span><text:span text:style-name="T17">). Devem </text:span><text:span text:style-name="T21">adicionar</text:span><text:span text:style-name="T17"> o nome d</text:span><text:span text:style-name="T18">o grupo</text:span><text:span text:style-name="T17"> e completar a função </text:span><text:span text:style-name="T6">printMessages</text:span><text:span text:style-name="T17"> com o código fornecido:</text:span></text:p>
      <text:p text:style-name="P14"><draw:frame draw:style-name="fr1" draw:name="Frame1" text:anchor-type="paragraph" svg:y="0.648in" style:rel-width="11%" draw:z-index="12"><draw:text-box fo:min-height="0.7799in" fo:min-width="0.7362in"><text:p text:style-name="P43"><text:bookmark-start text:name="__DdeLink__539_436138940"/>private static void printM<text:span text:style-name="T40">es</text:span>s<text:span text:style-name="T40">a</text:span>g<text:span text:style-name="T40">e</text:span>s(List&lt;Msg&gt; msgs) {</text:p><text:p text:style-name="P4"><text:s text:c="4"/>for(Msg msg : msgs) {</text:p><text:p text:style-name="P4"><text:s text:c="8"/>System.out.println(msg.user() + ":" + msg.txt());</text:p><text:p text:style-name="P4"><text:s text:c="4"/>}</text:p><text:p text:style-name="P4">}<text:bookmark-end text:name="__DdeLink__539_436138940"/></text:p></draw:text-box></draw:frame><draw:frame draw:style-name="fr2" draw:name="Frame2" text:anchor-type="paragraph" svg:y="0.0091in" style:rel-width="12%" svg:height="0.1618in" draw:z-index="13"><draw:text-box fo:min-height="2%" fo:min-width="0.8035in"><text:p text:style-name="P47">// Adicioar o nome do grupo</text:p><text:p text:style-name="P8">// Por exmeplo podem usar o nome superXPTObananas</text:p><text:p text:style-name="P8">IM<text:span text:style-name="T47">Client</text:span> im = new IM("superXPTObananas");</text:p></draw:text-box></draw:frame><text:span text:style-name="T17">Quando terminarem </text:span><text:span text:style-name="T22">o código podem executar a aplicação.</text:span><text:span text:style-name="T17"> Para </text:span><text:span text:style-name="T22">isso basta clicar no botão</text:span><text:span text:style-name="T17"> de </text:span><text:span text:style-name="T6">play </text:span><text:span text:style-name="T17">verde que esta no </text:span><text:span text:style-name="T22">editor</text:span><text:span text:style-name="T17">.</text:span></text:p>
      <text:p text:style-name="P27">Troquem mensagens com os vossos colegas e verifiquem que as mensagens também aparecem no servidor web.</text:p>
      <text:h text:style-name="P58" text:outline-level="2"><text:soft-page-break/>Tarefa 03 – Bot </text:h>
      <text:p text:style-name="P25">No <text:span text:style-name="T8">Intellij Idea</text:span> abram o projeto <text:span text:style-name="T10">tarefa03</text:span>. No ficheiro <text:span text:style-name="T41">Tarefa03</text:span>.java têm de alterar o nome do grupo (similar ao que já fizeram na pergunta anterior) <text:span text:style-name="T41">e adicionar o código da função readAndReply</text:span>.</text:p>
      <text:p text:style-name="P31"><draw:frame draw:style-name="fr3" draw:name="Frame4" text:anchor-type="paragraph" svg:y="0.5398in" style:rel-width="76%" draw:z-index="14"><draw:text-box fo:min-height="1.8992in" fo:min-width="5.1354in"><text:p text:style-name="P44"><text:bookmark-start text:name="__DdeLink__541_436138940"/>private static void readAndReply(List&lt;Msg&gt; msgs, IM<text:span text:style-name="T47">Client</text:span> im) {</text:p><text:p text:style-name="P5"><text:s text:c="4"/>for(Msg msg : msgs) {</text:p><text:p text:style-name="P5"><text:s text:c="8"/>// Escolham que mensagens querem filtrar</text:p><text:p text:style-name="P5"><text:s text:c="8"/>// e que resposta querem produzir</text:p><text:p text:style-name="P5"><text:s text:c="8"/>if(msg.txt().equals("ola bot")) {</text:p><text:p text:style-name="P5"><text:s text:c="12"/>im.send("Tudo bem "+msg.user()+"?");</text:p><text:p text:style-name="P5"><text:s text:c="8"/>} else if(msg.txt().equals("adeus bot")) {</text:p><text:p text:style-name="P5"><text:s text:c="12"/>im.send("Adeus "+msg.user());</text:p><text:p text:style-name="P5"><text:s text:c="8"/>}</text:p><text:p text:style-name="P5"><text:s text:c="4"/>}</text:p><text:p text:style-name="P5">}<text:bookmark-end text:name="__DdeLink__541_436138940"/></text:p></draw:text-box></draw:frame><draw:frame draw:style-name="fr2" draw:name="Frame3" text:anchor-type="paragraph" svg:y="0.0016in" style:rel-width="12%" svg:height="0.1618in" draw:z-index="17"><draw:text-box fo:min-height="2%" fo:min-width="0.8035in"><text:p text:style-name="P48">// Escolham um nome para o vosso bot</text:p><text:p text:style-name="P9">IM im = new IM("bot_funnet");</text:p></draw:text-box></draw:frame><text:span text:style-name="T17">Quando terminarem </text:span><text:span text:style-name="T22">o código podem executar a aplicação.</text:span><text:span text:style-name="T17"> Para </text:span><text:span text:style-name="T22">isso basta clicar no botão</text:span><text:span text:style-name="T17"> de </text:span><text:span text:style-name="T6">play </text:span><text:span text:style-name="T17">verde que esta no </text:span><text:span text:style-name="T22">editor</text:span><text:span text:style-name="T17">. </text:span><text:span text:style-name="T23">Utilizem o cliente Web ou o cliente Java para ver o vosso bot a responder as vossas mensagens. Utilizem os seguintes sites para criar respostas mais </text:span><text:span text:style-name="T24">artísticas</text:span><text:span text:style-name="T23">:</text:span></text:p>
      <text:list xml:id="list6886754240235352020" text:style-name="L1">
        <text:list-item>
          <text:p text:style-name="P50"><text:a xlink:type="simple" xlink:href="http://www.network-science.de/ascii/" text:style-name="Internet_20_link" text:visited-style-name="Visited_20_Internet_20_Link"><text:span text:style-name="T3">http://www.network-science.de/ascii/</text:span></text:a></text:p>
        </text:list-item>
        <text:list-item>
          <text:p text:style-name="P51">http://1lineart.kulaone.com/</text:p>
        </text:list-item>
        <text:list-item>
          <text:p text:style-name="P51">http://www.chris.com/ascii/</text:p>
        </text:list-item>
        <text:list-item>
          <text:p text:style-name="P52">http://picascii.com/</text:p>
        </text:list-item>
      </text:list>
      <text:h text:style-name="P60" text:outline-level="2">Tarefa 04 – IM por cliente android</text:h>
      <text:p text:style-name="P26">No <text:span text:style-name="T8">Intellij Idea</text:span> abram o projeto <text:span text:style-name="T10">tarefa0</text:span><text:span text:style-name="T11">4</text:span>. No ficheiro <text:span text:style-name="T41">Tarefa04</text:span>.java têm de alterar o nome do grupo (similar ao que já fizeram na pergunta anterior) <text:span text:style-name="T41">e no ficheiro HandlerDisplay.java tem de adicionar o código das funções handleMessage e receiveMessage</text:span>.</text:p>
      <text:p text:style-name="P32"><draw:frame draw:style-name="fr2" draw:name="Frame9" text:anchor-type="paragraph" svg:y="0.5417in" style:rel-width="71%" svg:height="2.2228in" draw:z-index="19"><draw:text-box fo:min-height="27%" fo:min-width="4.7535in"><text:p text:style-name="P49">// Adicionar a funcao handleMessage</text:p><text:p text:style-name="P10">public void handleMessage(Message message) {</text:p><text:p text:style-name="P10"><text:s text:c="4"/>List&lt;Msg&gt; msgs = im.recv();</text:p><text:p text:style-name="P10"><text:s text:c="4"/>for(Msg msg:msgs)</text:p><text:p text:style-name="P10"><text:s text:c="8"/>display.print(msg);</text:p><text:p text:style-name="P10">}</text:p><text:p text:style-name="P10">// Adicionar a funcao receiveMessage</text:p><text:p text:style-name="P10">public void receiveMessage(EditText text) {</text:p><text:p text:style-name="P10"><text:s text:c="4"/>if (text.getText().toString().length() != 0) {</text:p><text:p text:style-name="P10"><text:s text:c="8"/>im.send(text.getText().toString());</text:p><text:p text:style-name="P10"><text:s text:c="8"/>text.setText("");</text:p><text:p text:style-name="P10"><text:s text:c="4"/>}</text:p><text:p text:style-name="P10">}</text:p></draw:text-box></draw:frame><draw:frame draw:style-name="fr2" draw:name="Frame7" text:anchor-type="paragraph" svg:y="0.0244in" style:rel-width="66%" svg:height="0.4429in" draw:z-index="18"><draw:text-box fo:min-height="5%" fo:min-width="4.4319in"><text:p text:style-name="P49">// Escolham um nome para o vosso grupo</text:p><text:p text:style-name="P10">private static final String teamName = "funnet";</text:p></draw:text-box></draw:frame><text:soft-page-break/><text:span text:style-name="T43">Quando terminarem </text:span><text:span text:style-name="T44">o código podem executar a aplicação.</text:span><text:span text:style-name="T43"> </text:span><text:span text:style-name="T45">Podem executar a aplicação no telemóvel fornecido ou num emulador. É recomendado a utilização do emulador.</text:span></text:p>
      <text:p text:style-name="P12"><text:span text:style-name="T17">Quando a aplicação estiver a correr podem verificar que as mensagens que escrevem aparecem </text:span><text:span text:style-name="T19">em todos os clientes </text:span><text:span text:style-name="T25">(Web, Java e Android)</text:span><text:span text:style-name="T17">.</text:span></text:p>
      <text:h text:style-name="P61" text:outline-level="2"><text:span text:style-name="T42">Tarefa 05 – </text:span><text:span text:style-name="T37">Mapas do Google</text:span></text:h>
      <text:p text:style-name="P12">A aplicação que vão desenvolver de seguida permite visualizar tanto a vossa posição como a dos vossos amigos. Primeiro vamos só executar a aplicação <text:span text:style-name="T12">Tarefa05</text:span>. Esta aplicação fornece apenas o GoogleMaps para poderem navegar pelos mapas.</text:p>
      <text:p text:style-name="P20"><text:span text:style-name="T28">Para executar a aplicação, liguem um telemóvel Android ao computador utilizando um cabo usb. Cliquem no botão de </text:span><text:span text:style-name="T6">play </text:span><text:span text:style-name="T28">verde que esta no editor. Se tiverem alguma dúvida peçam ajude a um dos monitores.</text:span></text:p>
      <text:p text:style-name="P23">Existem “pontos de interesse” espalhados pela Universidade de Aveiro. O primeiro esta situado sobre o IT. <text:span text:style-name="T46">Conseguem</text:span> encontrar os restantes?</text:p>
      <text:h text:style-name="P59" text:outline-level="2">Tarefa 06 – Sistema de localização</text:h>
      <text:p text:style-name="P24"><text:span text:style-name="T30">Agora vamos completar a aplicação anterior para mostrar as vossa <text:s/>posições e dos vossos amigos. No </text:span><text:span text:style-name="T8">Intellij Idea</text:span><text:span text:style-name="T30"> abram o projeto </text:span><text:span text:style-name="T10">tarefa0</text:span><text:span text:style-name="T12">6</text:span> Precisam de alterar dois ficheiros de código:<text:span text:style-name="T27"> Tarefa06.java e HandlerMapDisplay.java. Podem alterar a imagem do marcador, que é utilizado para indicar as vossas posições no mapa. O marcador atual encontra-se em </text:span><text:span text:style-name="T7">res/drawable/marker.png</text:span><text:span text:style-name="T31">. Desenhem um novo ou procurem um novo </text:span><text:soft-page-break/><text:span text:style-name="T31">marcador na Internet. Lembrem-se que os marcadores também vão ser sincronizados pelo servidor.</text:span></text:p>
      <text:p text:style-name="P23">No ficheiro MainActivity.java têm de alterar o nome do grupo (similar ao que já fizeram na pergunta anterior). No ficheiro HandlerMapDisplay.java precisam de completar um função com o código fornecido:</text:p>
      <text:p text:style-name="P21"><draw:frame draw:style-name="fr3" draw:name="Frame6" text:anchor-type="paragraph" svg:y="0.6047in" style:rel-width="12%" draw:z-index="16"><draw:text-box fo:min-height="0.2in" fo:min-width="4.4646in"><text:p text:style-name="P45">public void handleMessage(Message message) {</text:p><text:p text:style-name="P6"><text:s text:c="4"/>if (firstTime) {</text:p><text:p text:style-name="P6"><text:s text:c="8"/>LatLng c = db.selfPos();</text:p><text:p text:style-name="P6"><text:s text:c="8"/>if (c != null) {</text:p><text:p text:style-name="P6"><text:s text:c="12"/>map.animateCamera(CameraUpdateFactory.newLatLngZoom(c, 18.0f));</text:p><text:p text:style-name="P6"><text:s text:c="12"/>markers.add(map.addMarker(new MarkerOptions()</text:p><text:p text:style-name="P6"><text:s text:c="20"/>.position(db.selfPos())</text:p><text:p text:style-name="P6"><text:s text:c="20"/>.title(db.selfName())</text:p><text:p text:style-name="P6"><text:s text:c="20"/>.icon(BitmapDescriptorFactory.fromBitmap(db.selfIcon()))));</text:p><text:p text:style-name="P6"><text:s text:c="12"/>firstTime = false;</text:p><text:p text:style-name="P6"><text:s text:c="8"/>}</text:p><text:p text:style-name="P6"><text:s text:c="4"/>} else {</text:p><text:p text:style-name="P6"><text:s text:c="8"/>for (Marker m : markers)</text:p><text:p text:style-name="P6"><text:s text:c="12"/>m.remove();</text:p><text:p text:style-name="P6"><text:s text:c="8"/>markers.clear();</text:p><text:p text:style-name="P6"><text:s text:c="8"/>List&lt;UsersDB.User&gt; users = db.getUsers();</text:p><text:p text:style-name="P6"><text:s text:c="8"/>for (UsersDB.User user : users) {</text:p><text:p text:style-name="P6"><text:s text:c="12"/>markers.add(map.addMarker(new MarkerOptions()</text:p><text:p text:style-name="P6"><text:s text:c="20"/>.position(user.latlng)</text:p><text:p text:style-name="P6"><text:s text:c="20"/>.title(user.name)</text:p><text:p text:style-name="P6"><text:s text:c="20"/>.icon(BitmapDescriptorFactory.fromBitmap(db.selfIcon()))));</text:p><text:p text:style-name="P6"><text:s text:c="8"/>}</text:p><text:p text:style-name="P6"><text:s text:c="4"/>}</text:p><text:p text:style-name="P6">}</text:p></draw:text-box></draw:frame><draw:frame draw:style-name="fr2" draw:name="Frame5" text:anchor-type="paragraph" svg:y="0.0016in" style:rel-width="12%" svg:height="0.1618in" draw:z-index="15"><draw:text-box fo:min-height="2%" fo:min-width="0.8035in"><text:p text:style-name="P46">// Escolham um nome para o vosso grupo</text:p><text:p text:style-name="P7">private static final String teamName = "funnet";</text:p></draw:text-box></draw:frame><text:span text:style-name="T28">Para executar a aplicação, liguem um telemóvel Android ao computador utilizando um cabo usb. Cliquem no botão de </text:span><text:span text:style-name="T6">play </text:span><text:span text:style-name="T28">verde que esta no editor. Se tiverem alguma dúvida peçam ajude a um dos monitores. Neste momento os marcadores dos vossos colegas ainda não estão a ser sincronizados, isso vai ser o desafio da tarefa 08.</text:span></text:p>
      <text:h text:style-name="P56" text:outline-level="2"><text:span text:style-name="T46">Tarefa 07 - </text:span>Combinar as duas aplicações anteriores</text:h>
      <text:p text:style-name="P28">Vamos agora combinar as duas aplicações anteriores e fazer uma que permite comunicar e visualizar a posição dos vossos amigos. Desta vez o código que precisam para completar o programa não é explicitamente <text:soft-page-break/>fornecido. O código necessário para completar o programa já se encontra nos projetos que completaram anteriormente.</text:p>
      <text:p text:style-name="P30"><text:span text:style-name="T29">No </text:span><text:span text:style-name="T8">Intellij Idea</text:span><text:span text:style-name="T29"> abram o projeto </text:span><text:span text:style-name="T13">funnet </text:span><text:span text:style-name="T29">e completem o código. Precisam de alterar o nome do grupo, e completar dois ficheiros de texto: </text:span><text:span text:style-name="T19">HandlerMapDisplay.java </text:span><text:span text:style-name="T20">e </text:span><text:span text:style-name="T19">HandlerDisplay.java. </text:span><text:span text:style-name="T20">Se tiverem dúvidas podem pedir ajuda aos monitores.</text:span></text:p>
      <text:p text:style-name="P22"><text:span text:style-name="T28">Para executar a aplicação, liguem um telemóvel Android ao computador utilizando um cabo usb. Cliquem no botão de </text:span><text:span text:style-name="T6">play </text:span><text:span text:style-name="T28">verde que esta no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erif"/>
    <style:font-face style:name="Monospace" svg:font-family="Monospace" style:font-family-generic="roman"/>
    <style:font-face style:name="Verdana1" svg:font-family="Verdana" style:font-family-generic="swiss"/>
    <style:font-face style:name="Liberation Mono" svg:font-family="'Liberation Mono'" style:font-family-generic="modern" style:font-pitch="fixed"/>
    <style:font-face style:name="Sazanami Gothic" svg:font-family="'Sazanami 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fo:language="en" fo:country="GB" style:font-size-asian="11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line-height="100%" fo:text-align="justify" style:justify-single-word="false" fo:text-indent="0.25in" style:auto-text-indent="false" style:page-number="auto"/>
      <style:text-properties style:font-name="Verdana" fo:font-family="Verdana" style:font-style-name="Regular" style:font-family-generic="swiss" style:font-pitch="variable"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text-align="center" style:justify-single-word="false" fo:keep-together="always" fo:keep-with-next="always"/>
      <style:text-properties style:font-name="Calibri" fo:font-family="Calibri" style:font-family-generic="roman" style:font-pitch="variable" fo:font-size="20pt" fo:font-weight="bold" style:font-size-asian="20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keep-together="always" fo:keep-with-next="always"/>
      <style:text-properties style:font-name="Calibri" fo:font-family="Calibri" style:font-family-generic="roman" style:font-pitch="variable"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loext:contextual-spacing="false" fo:keep-together="always" fo:keep-with-next="always"/>
      <style:text-properties style:font-name="Calibri" fo:font-family="Calibri" style:font-family-generic="roman" style:font-pitch="variable"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text:number-lines="false" text:line-number="0">
        <style:tab-stops>
          <style:tab-stop style:position="3in" style:type="center"/>
          <style:tab-stop style:position="6in" style:type="right"/>
        </style:tab-stops>
      </style:paragraph-properties>
    </style:style>
    <style:style style:name="Title" style:family="paragraph" style:parent-style-name="Standard" style:next-style-name="Subtitle" style:default-outline-level="" style:class="chapter">
      <style:paragraph-properties fo:margin-top="0in" fo:margin-bottom="0.2083in" loext:contextual-spacing="false" fo:text-align="center" style:justify-single-word="false" fo:padding-left="0in" fo:padding-right="0in" fo:padding-top="0in" fo:padding-bottom="0.0555in" fo:border-left="none" fo:border-right="none" fo:border-top="none" fo:border-bottom="0.99pt solid #4f81bd"/>
      <style:text-properties style:font-name="Calibri" fo:font-family="Calibri" style:font-family-generic="roman" style:font-pitch="variable"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style:font-name="Calibri" fo:font-family="Calibri" style:font-family-generic="roman" style:font-pitch="variable" fo:font-size="14pt" fo:letter-spacing="0.0102in"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style>
    <style:style style:name="Normal_20__28_Web_29_" style:display-name="Normal (Web)" style:family="paragraph" style:parent-style-name="Standard" style:default-outline-level="">
      <style:paragraph-properties fo:margin-top="0.0193in" fo:margin-bottom="0.0193in" loext:contextual-spacing="false"/>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azanami Gothic" style:font-family-asian="'Sazanami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Heading_20_1_20_Char" style:display-name="Heading 1 Char" style:family="text" style:parent-style-name="Default_20_Paragraph_20_Font">
      <style:text-properties style:font-name="Calibri" fo:font-family="Calibri" style:font-family-generic="roman" style:font-pitch="variable" fo:font-size="20pt" fo:language="en" fo:country="GB" fo:font-weight="bold" style:font-size-asian="20pt" style:font-weight-asian="bold"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language="en" fo:country="GB"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2pt" fo:language="en" fo:country="GB" fo:font-weight="bold" style:font-size-asian="12pt" style:font-weight-asian="bold" style:font-size-complex="12pt" style:font-weight-complex="bold"/>
    </style:style>
    <style:style style:name="Title_20_Char" style:display-name="Title Char" style:family="text" style:parent-style-name="Default_20_Paragraph_20_Font">
      <style:text-properties style:font-name="Calibri" fo:font-family="Calibri" style:font-family-generic="roman" style:font-pitch="variable" fo:font-size="26pt" fo:letter-spacing="0.0035in" fo:language="en" fo:country="GB" style:letter-kerning="true" style:font-size-asian="26pt" style:font-size-complex="26pt"/>
    </style:style>
    <style:style style:name="Subtitle_20_Char" style:display-name="Subtitle Char" style:family="text" style:parent-style-name="Default_20_Paragraph_20_Font">
      <style:text-properties style:font-name="Calibri" fo:font-family="Calibri" style:font-family-generic="roman" style:font-pitch="variable" fo:font-size="12pt" fo:letter-spacing="0.0102in" fo:language="en" fo:country="GB" fo:font-style="italic" style:font-size-asian="12pt" style:font-style-asian="italic" style:font-size-complex="12pt" style:font-style-complex="italic"/>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 style:family="paragraph" style:parent-style-name="Header">
      <style:text-properties style:font-name="Arial"/>
    </style:style>
    <style:style style:name="MP3" style:family="paragraph" style:parent-style-name="Heading_20_1">
      <style:paragraph-properties fo:margin-top="0in" fo:margin-bottom="0in" loext:contextual-spacing="false" fo:text-align="end" style:justify-single-word="false"/>
      <style:text-properties style:font-name="Calibri1" fo:font-size="22pt" fo:language="pt" fo:country="PT" officeooo:rsid="00069a4e" officeooo:paragraph-rsid="00069a4e" style:font-size-asian="22pt"/>
    </style:style>
    <style:style style:name="MP4" style:family="paragraph" style:parent-style-name="Header">
      <style:paragraph-properties fo:text-align="end" style:justify-single-word="false"/>
      <style:text-properties style:font-name="Calibri1" fo:font-size="28pt" fo:language="pt" fo:country="PT" fo:font-weight="bold" officeooo:rsid="00069a4e" officeooo:paragraph-rsid="00069a4e" style:font-size-asian="28pt" style:font-weight-asian="bold" style:font-size-complex="48pt" style:font-weight-complex="bold"/>
    </style:style>
    <style:style style:name="MP5" style:family="paragraph" style:parent-style-name="Header">
      <style:text-properties style:font-name="Calibri1"/>
    </style:style>
    <style:style style:name="MP6" style:family="paragraph" style:parent-style-name="Footer">
      <style:paragraph-properties fo:text-align="center" style:justify-single-word="false"/>
    </style:style>
    <style:style style:name="MT1" style:family="text">
      <style:text-properties officeooo:rsid="002ddc26"/>
    </style:style>
    <style:style style:name="MT2" style:family="text">
      <style:text-properties style:font-name="Calibri1"/>
    </style:style>
    <style:style style:name="M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4744in" fo:margin-left="0.7874in" fo:margin-right="0.7874in" style:writing-mode="lr-tb" style:layout-grid-color="#c0c0c0" style:layout-grid-lines="2749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071in" fo:margin-left="0in" fo:margin-right="0in" fo:margin-top="0.6673in" style:dynamic-spacing="true"/>
      </style:footer-style>
    </style:page-layout>
  </office:automatic-styles>
  <office:master-styles>
    <style:master-page style:name="Standard" style:page-layout-name="Mpm1">
      <style:header>
        <text:p text:style-name="Header"><draw:frame text:anchor-type="paragraph" draw:z-index="11" draw:style-name="Mgr1" draw:text-style-name="MP1" svg:width="1.5224in" svg:height="1.3114in" svg:x="0.2783in" svg:y="0.0575in"><draw:image xlink:href="Pictures/1000000000000128000000FF99C9E375.png" xlink:type="simple" xlink:show="embed" xlink:actuate="onLoad"><text:p/></draw:image></draw:frame></text:p>
        <text:p text:style-name="MP2"/>
        <text:h text:style-name="MP3" text:outline-level="1">Redes Divertidas</text:h>
        <text:p text:style-name="MP4">201<text:span text:style-name="MT1">5</text:span></text:p>
        <text:p text:style-name="MP5"/>
      </style:header>
      <style:footer>
        <text:p text:style-name="MP6"/>
        <text:p text:style-name="MP6"/>
        <text:p text:style-name="MP6"><draw:frame draw:style-name="Mfr1" draw:name="graphics1" text:anchor-type="as-char" svg:width="3.0366in" svg:height="0.5437in" draw:z-index="5"><draw:image xlink:href="Pictures/1000020100000AA7000001E711852054.png" xlink:type="simple" xlink:show="embed" xlink:actuate="onLoad"/></draw:frame></text:p>
        <text:p text:style-name="Footer"><text:s text:c="44"/><text:span text:style-name="MT2"><text:s text:c="5"/></text:span><text:a xlink:type="simple" xlink:href="http://www.av.it.pt/" text:style-name="Internet_20_link" text:visited-style-name="Visited_20_Internet_20_Link"><text:span text:style-name="MT2">www.av.it.pt</text:span></text:a><text:span text:style-name="MT2"> <text:s text:c="8"/></text:span><text:a xlink:type="simple" xlink:href="http://www.atnog.av.it.pt/" text:style-name="Internet_20_link" text:visited-style-name="Visited_20_Internet_20_Link"><text:span text:style-name="MT2">www.atnog.av.it.pt</text:span></text:a><text:span text:style-name="MT2"> <text:s text:c="7"/></text:span><text:a xlink:type="simple" xlink:href="http://www.deti.ua.pt/" text:style-name="Internet_20_link" text:visited-style-name="Visited_20_Internet_20_Link"><text:span text:style-name="MT2">www.deti.ua.pt</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ão Paulo Barraca</meta:initial-creator>
    <meta:editing-cycles>47</meta:editing-cycles>
    <meta:print-date>2012-07-18T17:29:00</meta:print-date>
    <meta:creation-date>2012-07-18T17:28:00</meta:creation-date>
    <dc:date>2015-07-14T02:18:27.270889089</dc:date>
    <meta:editing-duration>PT11H43M5S</meta:editing-duration>
    <meta:generator>LibreOffice/5.0.0.2$Linux_X86_64 LibreOffice_project/00m0$Build-2</meta:generator>
    <meta:document-statistic meta:table-count="1" meta:image-count="1" meta:object-count="0" meta:page-count="6" meta:paragraph-count="119" meta:word-count="1191" meta:character-count="8491" meta:non-whitespace-character-count="6963"/>
    <meta:user-defined meta:name="AppVersion">14.0000</meta:user-defined>
    <meta:user-defined meta:name="Company">Instituto de Telecomunicações Aveir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